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04a42" officeooo:paragraph-rsid="00104a42"/>
    </style:style>
    <style:style style:name="P2" style:family="paragraph" style:parent-style-name="Standard" style:list-style-name="L1">
      <style:text-properties officeooo:rsid="00104a42" officeooo:paragraph-rsid="00104a42"/>
    </style:style>
    <style:style style:name="P3" style:family="paragraph" style:parent-style-name="Standard" style:list-style-name="L1">
      <style:text-properties officeooo:rsid="0011ceef" officeooo:paragraph-rsid="0011ceef"/>
    </style:style>
    <style:style style:name="P4" style:family="paragraph" style:parent-style-name="Standard">
      <style:text-properties officeooo:rsid="0011ceef" officeooo:paragraph-rsid="0011ceef"/>
    </style:style>
    <style:style style:name="P5" style:family="paragraph" style:parent-style-name="Standard" style:list-style-name="L2">
      <style:text-properties officeooo:rsid="0011ceef" officeooo:paragraph-rsid="0011ceef"/>
    </style:style>
    <style:style style:name="P6" style:family="paragraph" style:parent-style-name="Standard" style:list-style-name="L3">
      <style:text-properties officeooo:rsid="0011ceef" officeooo:paragraph-rsid="0014f5c7"/>
    </style:style>
    <style:style style:name="P7" style:family="paragraph" style:parent-style-name="Standard">
      <style:text-properties officeooo:rsid="0014f5c7" officeooo:paragraph-rsid="0014f5c7"/>
    </style:style>
    <style:style style:name="P8" style:family="paragraph" style:parent-style-name="Standard" style:list-style-name="L3">
      <style:text-properties officeooo:rsid="0014f5c7" officeooo:paragraph-rsid="0014f5c7"/>
    </style:style>
    <style:style style:name="T1" style:family="text">
      <style:text-properties officeooo:rsid="00123e0a"/>
    </style:style>
    <style:style style:name="T2" style:family="text">
      <style:text-properties officeooo:rsid="0012b8f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inear Regression without using sklean:</text:p>
      <text:list xml:id="list1619857773" text:style-name="L1">
        <text:list-item>
          <text:p text:style-name="P2">CSV file reading using pandas</text:p>
        </text:list-item>
        <text:list-item>
          <text:p text:style-name="P2">Plotting data features using seaborn</text:p>
          <text:list>
            <text:list-item>
              <text:p text:style-name="P2">pairplot --- visualize data to check if which feature may be best for linear regression</text:p>
            </text:list-item>
            <text:list-item>
              <text:p text:style-name="P2">jointplot --- check relation between variables</text:p>
            </text:list-item>
          </text:list>
        </text:list-item>
        <text:list-item>
          <text:p text:style-name="P2">Matplotlib.pyplot</text:p>
          <text:list>
            <text:list-item>
              <text:p text:style-name="P2">plot – data points</text:p>
            </text:list-item>
            <text:list-item>
              <text:p text:style-name="P2">plot – linear regression line</text:p>
            </text:list-item>
          </text:list>
        </text:list-item>
        <text:list-item>
          <text:p text:style-name="P2">Train linear regression model</text:p>
          <text:list>
            <text:list-item>
              <text:p text:style-name="P3">Cost function to update theta values</text:p>
            </text:list-item>
          </text:list>
        </text:list-item>
      </text:list>
      <text:p text:style-name="P4"/>
      <text:p text:style-name="P4">Linear Regression using sklearn:</text:p>
      <text:list xml:id="list1393486302" text:style-name="L2">
        <text:list-item>
          <text:p text:style-name="P5">linear_model – SGDRegressor</text:p>
        </text:list-item>
        <text:list-item>
          <text:p text:style-name="P5">datasets – selected diabetes dataset</text:p>
        </text:list-item>
        <text:list-item>
          <text:p text:style-name="P5">model_selection – train_test_split to divide data into trainX, testX, trainY, testY, random_state <text:span text:style-name="T1">(generate same data every time)</text:span></text:p>
        </text:list-item>
        <text:list-item>
          <text:p text:style-name="P5">pyplot – sc<text:span text:style-name="T2">a</text:span>tter (data points), plot (linear line)</text:p>
        </text:list-item>
      </text:list>
      <text:p text:style-name="P7"/>
      <text:p text:style-name="P7">Linear Classification using sklearn:</text:p>
      <text:list xml:id="list2825779655" text:style-name="L3">
        <text:list-item>
          <text:p text:style-name="P8">linear_model – SGDClassifier</text:p>
        </text:list-item>
        <text:list-item>
          <text:p text:style-name="P6">classification_report <text:span text:style-name="T2">using metrix from sklearn <text:s text:c="11"/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0T10:28:51.138262320</meta:creation-date>
    <dc:date>2020-03-20T12:18:30.127475916</dc:date>
    <meta:editing-duration>PT1H28M46S</meta:editing-duration>
    <meta:editing-cycles>5</meta:editing-cycles>
    <meta:generator>LibreOffice/6.0.7.3$Linux_X86_64 LibreOffice_project/00m0$Build-3</meta:generator>
    <meta:document-statistic meta:table-count="0" meta:image-count="0" meta:object-count="0" meta:page-count="1" meta:paragraph-count="18" meta:word-count="113" meta:character-count="778" meta:non-whitespace-character-count="679"/>
  </office:meta>
</office:document-meta>
</file>